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ff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00" fo:font-weight="normal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800000" fo:font-weight="normal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color="#800000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 projet SI</text:p>
      <text:p text:style-name="P3"/>
      <text:p text:style-name="P2">Activités : </text:p>
      <text:p text:style-name="P3"/>
      <text:list xml:id="list7582702258130120144" text:style-name="L1">
        <text:list-item>
          <text:p text:style-name="P7">Répartir les taches</text:p>
        </text:list-item>
        <text:list-item>
          <text:p text:style-name="P7">Faire un planning</text:p>
        </text:list-item>
        <text:list-item>
          <text:p text:style-name="P7">Respecter les délais</text:p>
        </text:list-item>
        <text:list-item>
          <text:p text:style-name="P7">Faire des tests</text:p>
        </text:list-item>
        <text:list-item>
          <text:p text:style-name="P7">Gestion des risques</text:p>
        </text:list-item>
        <text:list-item>
          <text:p text:style-name="P7">Suivi de l'avancement avec le client</text:p>
        </text:list-item>
        <text:list-item>
          <text:p text:style-name="P15">Expression du besoin (Specs fonctionnelles)</text:p>
        </text:list-item>
        <text:list-item>
          <text:p text:style-name="P15">Faire les usecases (Cas d'utilisation)</text:p>
        </text:list-item>
        <text:list-item>
          <text:p text:style-name="P15">Chiffrage des tâches</text:p>
        </text:list-item>
        <text:list-item>
          <text:p text:style-name="P15">Evaluation technique du projet</text:p>
        </text:list-item>
        <text:list-item>
          <text:p text:style-name="P15">Process dev recettes livraison</text:p>
        </text:list-item>
        <text:list-item>
          <text:p text:style-name="P15">Suivi des jours hommes</text:p>
        </text:list-item>
        <text:list-item>
          <text:p text:style-name="P15">Suivre la qualité du projet</text:p>
          <text:p text:style-name="P15"/>
          <text:p text:style-name="P15"/>
          <text:p text:style-name="P7"/>
        </text:list-item>
      </text:list>
      <text:p text:style-name="P2">Outils :</text:p>
      <text:list xml:id="list4238334671981869782" text:style-name="L2">
        <text:list-item>
          <text:p text:style-name="P8">Trello</text:p>
        </text:list-item>
        <text:list-item>
          <text:p text:style-name="P16">Atelier client</text:p>
        </text:list-item>
      </text:list>
      <text:p text:style-name="P14"/>
      <text:p text:style-name="P4">Perimetre/Objectifs (ce qu'on doit faire)</text:p>
      <text:p text:style-name="P4">Délais</text:p>
      <text:p text:style-name="P4">Coûts (Moyens)</text:p>
      <text:p text:style-name="P4"/>
      <text:p text:style-name="P4">Le projet tourne autour de ces trois axes qui sont tous à respecter pour mener à bien le projet </text:p>
      <text:p text:style-name="P5"/>
      <text:p text:style-name="P2">Analyse technique d'un projet : </text:p>
      <text:p text:style-name="P3"/>
      <text:p text:style-name="P3">Projet 1</text:p>
      <text:p text:style-name="P3"/>
      <text:p text:style-name="P3">Amélioration du périmètre : </text:p>
      <text:p text:style-name="P3"/>
      <text:list xml:id="list5065038235754930287" text:style-name="L3">
        <text:list-item>
          <text:p text:style-name="P9">Interface ?</text:p>
        </text:list-item>
        <text:list-item>
          <text:p text:style-name="P9">Savoir où le client peut avoir des bénéfices grâce au projet</text:p>
        </text:list-item>
      </text:list>
      <text:p text:style-name="P3"/>
      <text:p text:style-name="P2">SI : Répartir les ressources en ensembles cohérents</text:p>
      <text:p text:style-name="P3"/>
      <text:p text:style-name="P3">Stocker, étagère/placards, rangement</text:p>
      <text:p text:style-name="P3"/>
      <text:p text:style-name="P3">Four, réfrigérateur, circuit électrique, table de cuisson</text:p>
      <text:p text:style-name="P3"/>
      <text:p text:style-name="P3">Reseau d'eau, évier, lavage</text:p>
      <text:p text:style-name="P3"/>
      <text:p text:style-name="P3">Epluchage, préparation, plan de travail</text:p>
      <text:p text:style-name="P3"/>
      <text:p text:style-name="P3">Consommer, degustation,</text:p>
      <text:p text:style-name="P3"/>
      <text:p text:style-name="P3"><text:soft-page-break/>1.Équipements, outils, matériaux</text:p>
      <text:list xml:id="list6132017951220667989" text:style-name="L4">
        <text:list-item>
          <text:p text:style-name="P10">Four</text:p>
        </text:list-item>
        <text:list-item>
          <text:p text:style-name="P10">Réfrigérateur</text:p>
        </text:list-item>
        <text:list-item>
          <text:p text:style-name="P10">Table de cuisson</text:p>
        </text:list-item>
        <text:list-item>
          <text:p text:style-name="P10">Évier</text:p>
        </text:list-item>
        <text:list-item>
          <text:p text:style-name="P10">Plan de travail</text:p>
        </text:list-item>
        <text:list-item>
          <text:p text:style-name="P10">Table et chaise</text:p>
        </text:list-item>
        <text:list-item>
          <text:p text:style-name="P10">Étagères et placards</text:p>
          <text:p text:style-name="P10"/>
        </text:list-item>
      </text:list>
      <text:p text:style-name="P3">2.Verbes</text:p>
      <text:list xml:id="list9080023580623810590" text:style-name="L5">
        <text:list-item>
          <text:p text:style-name="P11">Stocker</text:p>
        </text:list-item>
        <text:list-item>
          <text:p text:style-name="P11">Preparer</text:p>
        </text:list-item>
        <text:list-item>
          <text:p text:style-name="P11">Consommer</text:p>
          <text:p text:style-name="P11"/>
        </text:list-item>
      </text:list>
      <text:p text:style-name="P3">3.Matériaux, réseaux</text:p>
      <text:list xml:id="list6860346397804477774" text:style-name="L6">
        <text:list-item>
          <text:p text:style-name="P12">Réseau d'eau</text:p>
        </text:list-item>
        <text:list-item>
          <text:p text:style-name="P12">Circuit électrique</text:p>
        </text:list-item>
        <text:list-item>
          <text:p text:style-name="P12"/>
        </text:list-item>
      </text:list>
      <text:p text:style-name="P3">4.Étapes de préparation</text:p>
      <text:list xml:id="list4886139017133674550" text:style-name="L7">
        <text:list-item>
          <text:p text:style-name="P13">Epluchage</text:p>
        </text:list-item>
        <text:list-item>
          <text:p text:style-name="P13">Cuisson</text:p>
        </text:list-item>
        <text:list-item>
          <text:p text:style-name="P13">Degustation</text:p>
        </text:list-item>
        <text:list-item>
          <text:p text:style-name="P13">Conservation</text:p>
        </text:list-item>
        <text:list-item>
          <text:p text:style-name="P13">Lavage</text:p>
        </text:list-item>
      </text:list>
      <text:p text:style-name="P3"/>
      <text:p text:style-name="P3">a.4.</text:p>
      <text:p text:style-name="P3">b.2.</text:p>
      <text:p text:style-name="P3">c.1.</text:p>
      <text:p text:style-name="P3">d.3.</text:p>
      <text:p text:style-name="P3"/>
      <text:p text:style-name="P1">Analyse de risque </text:p>
      <text:p text:style-name="P3"/>
      <text:p text:style-name="P3">Mauvaise gestion du budget 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1T08:44:49.63</meta:creation-date>
    <meta:generator>OpenOffice/4.1.5$Win32 OpenOffice.org_project/415m1$Build-9789</meta:generator>
    <dc:date>2018-10-01T17:03:53.30</dc:date>
    <meta:editing-duration>PT6H22M12S</meta:editing-duration>
    <meta:editing-cycles>3</meta:editing-cycles>
    <meta:document-statistic meta:table-count="0" meta:image-count="0" meta:object-count="0" meta:page-count="2" meta:paragraph-count="60" meta:word-count="223" meta:character-count="1290"/>
  </office:meta>
</office:document-meta>
</file>